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f224a"/>
    </style:style>
    <style:style style:name="P4" style:family="paragraph" style:parent-style-name="Preformatted_20_Text">
      <loext:graphic-properties draw:fill="solid" draw:fill-color="#ffffff" draw:opacity="100%"/>
      <style:paragraph-properties fo:margin-top="0mm" fo:margin-bottom="4.99mm" loext:contextual-spacing="false" fo:background-color="#ffffff"/>
      <style:text-properties fo:color="#000000" style:font-name="DejaVu Sans Mono" fo:font-size="9pt"/>
    </style:style>
    <style:style style:name="T1" style:family="text">
      <style:text-properties style:font-name="DejaVu Sans Mono" fo:font-size="9pt"/>
    </style:style>
    <style:style style:name="T2" style:family="text">
      <style:text-properties style:font-name="DejaVu Sans Mono" fo:font-size="9pt" fo:font-style="italic"/>
    </style:style>
    <style:style style:name="T3" style:family="text">
      <style:text-properties fo:color="#808080"/>
    </style:style>
    <style:style style:name="T4" style:family="text">
      <style:text-properties fo:color="#808080" style:font-name="DejaVu Sans Mono" fo:font-size="9pt" fo:font-style="italic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008000" style:font-name="DejaVu Sans Mono" fo:font-size="9pt" fo:font-weight="bold"/>
    </style:style>
    <style:style style:name="T9" style:family="text">
      <style:text-properties fo:color="#0000ff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/*</text:span> <text:s text:c="3"/><text:span text:style-name="T2">ADAPTER</text:span></text:p>
      <text:p text:style-name="P1"><text:s text:c="4"/><text:span text:style-name="T2">Naudojama tada, kai:</text:span></text:p>
      <text:p text:style-name="P1"><text:s text:c="4"/><text:span text:style-name="T2">1) veiksma atliekanti klase turi metoda, kurio parametras yra interfeiso tipo ir per paduota</text:span></text:p>
      <text:p text:style-name="P1"><text:s text:c="4"/><text:span text:style-name="T2">parametra yra kvieciamas jo igyvendintas interfeiso metodas.</text:span></text:p>
      <text:p text:style-name="P1"><text:s text:c="4"/><text:span text:style-name="T2">2) reikalinga panaudoti naujos (kitos) klases metoda, o ne igyvendinta interfeiso metoda</text:span></text:p>
      <text:p text:style-name="P1"><text:s text:c="4"/><text:span text:style-name="T2">Toks pakeitimas reikalingas</text:span></text:p>
      <text:p text:style-name="P1"><text:s text:c="4"/><text:span text:style-name="T2">Problematika yra ta, kad veiksma atliekanti klase turi metoda, kuriam yra paduodamas interfeiso tipo objektas ir</text:span></text:p>
      <text:p text:style-name="P1"><text:s text:c="4"/><text:span text:style-name="T2">pacio principo pakeisti negalima - i sita metoda vis tiek turi buti paduotas interfeiso tipo objektas.</text:span> <text:s text:c="4"/><text:span text:style-name="T2">*/</text:span></text:p>
      <text:p text:style-name="P1"><text:s text:c="4"/><text:span text:style-name="T2">//INTERFEISAS</text:span></text:p>
      <text:p text:style-name="P2"><text:span text:style-name="T3"><text:s text:c="4"/></text:span><text:span text:style-name="T5">public interface </text:span><text:span text:style-name="T1">SmsProvider{</text:span></text:p>
      <text:p text:style-name="P2"><text:s text:c="8"/><text:span text:style-name="T5">boolean </text:span><text:span text:style-name="T1">sendMessage(</text:span><text:span text:style-name="T5">long </text:span><text:span text:style-name="T1">number, String text);</text:span></text:p>
      <text:p text:style-name="P2"><text:s text:c="4"/><text:span text:style-name="T1">}</text:span></text:p>
      <text:p text:style-name="P2"><text:s text:c="4"/><text:span text:style-name="T4">//KLASE, kuri yra implementavusi interfeisa ir igyvendinusi metoda</text:span></text:p>
      <text:p text:style-name="P2"><text:span text:style-name="T3"><text:s text:c="4"/></text:span><text:span text:style-name="T5">public class </text:span><text:span text:style-name="T1">OldSmsProvider </text:span><text:span text:style-name="T5">implements </text:span><text:span text:style-name="T1">SmsProvider{</text:span></text:p>
      <text:p text:style-name="P2"><text:s text:c="8"/><text:span text:style-name="T5">public boolean </text:span><text:span text:style-name="T1">sendMessage(</text:span><text:span text:style-name="T5">long </text:span><text:span text:style-name="T1">number, String text) {</text:span></text:p>
      <text:p text:style-name="P2"><text:s text:c="12"/><text:span text:style-name="T1">System.</text:span><text:span text:style-name="T6">out</text:span><text:span text:style-name="T1">.println(number + </text:span><text:span text:style-name="T8">":" </text:span><text:span text:style-name="T1">+ text);</text:span></text:p>
      <text:p text:style-name="P2"><text:s text:c="12"/><text:span text:style-name="T5">return true</text:span><text:span text:style-name="T1">;</text:span></text:p>
      <text:p text:style-name="P2"><text:s text:c="8"/><text:span text:style-name="T1">}</text:span></text:p>
      <text:p text:style-name="P2"><text:s text:c="4"/><text:span text:style-name="T1">}</text:span></text:p>
      <text:p text:style-name="P2"><text:s text:c="4"/><text:span text:style-name="T4">//VEIKIANTI KLASE, kuri turi metoda, kuriam paduodamas interfeiso tipo objektas ir per kuri veliau yra kvieciamas</text:span></text:p>
      <text:p text:style-name="P1"><text:s text:c="4"/><text:span text:style-name="T2">//igyvendintas interfeiso metodas</text:span></text:p>
      <text:p text:style-name="P2"><text:span text:style-name="T3"><text:s text:c="4"/></text:span><text:span text:style-name="T5">public class </text:span><text:span text:style-name="T1">MessageSender {</text:span></text:p>
      <text:p text:style-name="P2"><text:s text:c="8"/><text:span text:style-name="T5">public boolean </text:span><text:span text:style-name="T1">sendMessages(SmsProvider provider) {</text:span></text:p>
      <text:p text:style-name="P2"><text:s text:c="12"/><text:span text:style-name="T5">return </text:span><text:span text:style-name="T1">provider.sendMessage(</text:span><text:span text:style-name="T9">80300000</text:span><text:span text:style-name="T1">, </text:span><text:span text:style-name="T8">"Labas rytas!"</text:span><text:span text:style-name="T1">)</text:span></text:p>
      <text:p text:style-name="P2"><text:s text:c="20"/><text:span text:style-name="T1">&amp;&amp; provider.sendMessage(</text:span><text:span text:style-name="T9">370250211</text:span><text:span text:style-name="T1">, </text:span><text:span text:style-name="T8">"Labas rytas!"</text:span><text:span text:style-name="T1">)</text:span></text:p>
      <text:p text:style-name="P2"><text:s text:c="20"/><text:span text:style-name="T1">&amp;&amp; provider.sendMessage(</text:span><text:span text:style-name="T9">584395839</text:span><text:span text:style-name="T1">, </text:span><text:span text:style-name="T8">"Labas rytas!"</text:span><text:span text:style-name="T1">);</text:span></text:p>
      <text:p text:style-name="P2"><text:s text:c="8"/><text:span text:style-name="T1">}</text:span></text:p>
      <text:p text:style-name="P2"><text:s text:c="4"/><text:span text:style-name="T1">}</text:span></text:p>
      <text:p text:style-name="P2"><text:s text:c="4"/><text:span text:style-name="T4">//NAUJA KLASE, kurios metoda dabar noreciau naudoti</text:span></text:p>
      <text:p text:style-name="P2"><text:span text:style-name="T3"><text:s text:c="4"/></text:span><text:span text:style-name="T5">public class </text:span><text:span text:style-name="T1">NewProvider {</text:span></text:p>
      <text:p text:style-name="P2"><text:s text:c="8"/><text:span text:style-name="T5">public boolean </text:span><text:span text:style-name="T1">sendShortMessage(String phoneNumber, String message) {</text:span></text:p>
      <text:p text:style-name="P2"><text:s text:c="12"/><text:span text:style-name="T1">System.</text:span><text:span text:style-name="T6">out</text:span><text:span text:style-name="T1">.println(</text:span><text:span text:style-name="T8">"@ " </text:span><text:span text:style-name="T1">+ phoneNumber + </text:span><text:span text:style-name="T8">": " </text:span><text:span text:style-name="T1">+ message);</text:span></text:p>
      <text:p text:style-name="P2"><text:s text:c="12"/><text:span text:style-name="T5">return true</text:span><text:span text:style-name="T1">;</text:span></text:p>
      <text:p text:style-name="P2"><text:s text:c="8"/><text:span text:style-name="T1">}</text:span></text:p>
      <text:p text:style-name="P2"><text:s text:c="4"/><text:span text:style-name="T1">}</text:span></text:p>
      <text:p text:style-name="P2"><text:s text:c="4"/><text:span text:style-name="T4">/*</text:span></text:p>
      <text:p text:style-name="P1"><text:s text:c="4"/><text:span text:style-name="T2">Tada kuriamas adapteris, kad ji butu galima paduoti i veikiancios klases metoda, kaip interfeiso tipa, bet jame</text:span></text:p>
      <text:p text:style-name="P1"><text:s text:c="5"/><text:span text:style-name="T2">interfeiso metodas jau yra kitaip ispildytas ir yra pritaikyta kviesti sios klases metoda.</text:span></text:p>
      <text:p text:style-name="P1"><text:s text:c="5"/><text:span text:style-name="T2">*/</text:span></text:p>
      <text:p text:style-name="P2"><text:span text:style-name="T3"><text:s text:c="4"/></text:span><text:span text:style-name="T5">public class </text:span><text:span text:style-name="T1">NewToOldAdapter </text:span><text:span text:style-name="T5">implements </text:span><text:span text:style-name="T1">SmsProvider { </text:span><text:span text:style-name="T4">//implementuoju interfeisa, kad butu tinkamo tipo</text:span></text:p>
      <text:p text:style-name="P2"><text:span text:style-name="T3"><text:s text:c="8"/></text:span><text:span text:style-name="T5">private </text:span><text:span text:style-name="T1">NewProvider </text:span><text:span text:style-name="T7">newProvider</text:span><text:span text:style-name="T1">; </text:span><text:span text:style-name="T4">//sioje klaseje sukuriu lauka naujos klases tipo, kurioje yra reikiamas metodas</text:span></text:p>
      <text:p text:style-name="P1"><text:s text:c="8"/><text:span text:style-name="T2">//konstruktorius, kurio pagalba priskiriu naujos klases tipo laukui reiksme</text:span></text:p>
      <text:p text:style-name="P2"><text:span text:style-name="T3"><text:s text:c="8"/></text:span><text:span text:style-name="T5">public </text:span><text:span text:style-name="T1">NewToOldAdapter(NewProvider newProvider) {</text:span></text:p>
      <text:p text:style-name="P2"><text:s text:c="12"/><text:span text:style-name="T5">this</text:span><text:span text:style-name="T1">.</text:span><text:span text:style-name="T7">newProvider </text:span><text:span text:style-name="T1">= newProvider;</text:span></text:p>
      <text:p text:style-name="P2"><text:s text:c="8"/><text:span text:style-name="T1">}</text:span></text:p>
      <text:p text:style-name="P2"><text:s text:c="8"/><text:span text:style-name="T4">//igyvendimamas interfeiso metodas</text:span></text:p>
      <text:p text:style-name="P2"><text:span text:style-name="T3"><text:s text:c="8"/></text:span><text:span text:style-name="T5">public boolean </text:span><text:span text:style-name="T1">sendMessage(</text:span><text:span text:style-name="T5">long </text:span><text:span text:style-name="T1">number, String text) {</text:span></text:p>
      <text:p text:style-name="P2"><text:s text:c="12"/><text:span text:style-name="T4">// jo viduje adaptuoju senojo metodo parametrus naujojo metodo parametrams ir per naujos klases lauka</text:span></text:p>
      <text:p text:style-name="P1"><text:s text:c="12"/><text:span text:style-name="T2">// iskvieciu naujos klases metoda</text:span></text:p>
      <text:p text:style-name="P2"><text:span text:style-name="T3"><text:s text:c="12"/></text:span><text:span text:style-name="T5">return </text:span><text:span text:style-name="T7">newProvider</text:span><text:span text:style-name="T1">.sendShortMessage(Long.</text:span><text:span text:style-name="T2">toString</text:span><text:span text:style-name="T1">(number), text);</text:span></text:p>
      <text:p text:style-name="P2"><text:s text:c="8"/><text:span text:style-name="T1">}</text:span></text:p>
      <text:p text:style-name="P2"><text:s text:c="4"/><text:span text:style-name="T1">}</text:span></text:p>
      <text:p text:style-name="P3"><text:s text:c="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/*</text:span></text:p>
      <text:p text:style-name="P1"><text:s text:c="4"/><text:span text:style-name="T2">Teste parasau, kad sukuriamas MessageSender tipo objektas ir kvieciamas jo metodas.</text:span></text:p>
      <text:p text:style-name="P1"><text:s text:c="4"/><text:span text:style-name="T2">Kaip parametras yra paduodamas ne senasis interfeiso tipo obejktas OldSmsProvider, o naujasis, kuris yra</text:span></text:p>
      <text:p text:style-name="P1"><text:s text:c="4"/><text:span text:style-name="T2">adapteris - NewToOldAdapter. O pastarajam yra paduodamas naujos klases, kur yra reikiamas metodas, objektas.</text:span></text:p>
      <text:p text:style-name="P1"><text:s text:c="5"/><text:span text:style-name="T2">*/</text:span></text:p>
      <text:p text:style-name="P2"><text:span text:style-name="T3"><text:s text:c="4"/></text:span><text:span text:style-name="T1">@Test</text:span></text:p>
      <text:p text:style-name="P2"><text:s text:c="4"/><text:span text:style-name="T5">public void </text:span><text:span text:style-name="T1">canSendMessages() {</text:span></text:p>
      <text:p text:style-name="P2"><text:s text:c="8"/><text:span text:style-name="T1">MessageSender sender = </text:span><text:span text:style-name="T5">new </text:span><text:span text:style-name="T1">MessageSender();</text:span></text:p>
      <text:p text:style-name="P2"><text:s text:c="8"/><text:span text:style-name="T5">boolean </text:span><text:span text:style-name="T1">result = sender.sendMessages(</text:span><text:span text:style-name="T5">new </text:span><text:span text:style-name="T1">NewToOldAdapter(</text:span><text:span text:style-name="T5">new </text:span><text:span text:style-name="T1">NewProvider()));</text:span></text:p>
      <text:p text:style-name="P2"><text:s text:c="8"/><text:span text:style-name="T1">assertTrue(result);</text:span></text:p>
      <text:p text:style-name="P2"><text:s text:c="4"/><text:span text:style-name="T1">}</text:span></text:p>
      <text:p text:style-name="P2"><text:s text:c="4"/><text:span text:style-name="T4">//Senuoju variantu yra taip:</text:span></text:p>
      <text:p text:style-name="P2"><text:span text:style-name="T3"><text:s text:c="4"/></text:span><text:span text:style-name="T1">@Test</text:span></text:p>
      <text:p text:style-name="P2"><text:s text:c="4"/><text:span text:style-name="T5">public void </text:span><text:span text:style-name="T1">canSendMessagesInOldWay(){</text:span></text:p>
      <text:p text:style-name="P2"><text:s text:c="8"/><text:span text:style-name="T1">MessageSender sender1 = </text:span><text:span text:style-name="T5">new </text:span><text:span text:style-name="T1">MessageSender();</text:span></text:p>
      <text:p text:style-name="P2"><text:s text:c="8"/><text:span text:style-name="T5">boolean </text:span><text:span text:style-name="T1">result1 = sender1.sendMessages(</text:span><text:span text:style-name="T5">new </text:span><text:span text:style-name="T1">OldSmsProvider());</text:span></text:p>
      <text:p text:style-name="P2"><text:s text:c="8"/><text:span text:style-name="T1">assertTrue(result1);</text:span></text:p>
      <text:p text:style-name="P2"><text:s text:c="4"/><text:span text:style-name="T1">}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1.99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4:26:58.081528398</meta:creation-date>
    <dc:date>2018-10-28T14:28:14.015464884</dc:date>
    <meta:editing-duration>PT1M17S</meta:editing-duration>
    <meta:editing-cycles>1</meta:editing-cycles>
    <meta:document-statistic meta:table-count="0" meta:image-count="0" meta:object-count="0" meta:page-count="2" meta:paragraph-count="72" meta:word-count="376" meta:character-count="3433" meta:non-whitespace-character-count="2658"/>
    <meta:generator>LibreOffice/6.0.6.2$Linux_X86_64 LibreOffice_project/00m0$Build-2</meta:generator>
  </office:meta>
</office:document-meta>
</file>